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9cf" officeooo:paragraph-rsid="001e49cf"/>
    </style:style>
    <style:style style:name="P2" style:family="paragraph" style:parent-style-name="Standard">
      <style:text-properties officeooo:rsid="001e49cf" officeooo:paragraph-rsid="001e49cf"/>
    </style:style>
    <style:style style:name="P3" style:family="paragraph" style:parent-style-name="Standard">
      <style:text-properties officeooo:rsid="0020f4a5" officeooo:paragraph-rsid="0020f4a5"/>
    </style:style>
    <style:style style:name="P4" style:family="paragraph" style:parent-style-name="Standard">
      <style:text-properties officeooo:rsid="0022d0d9" officeooo:paragraph-rsid="0022d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 : Assurance</text:p>
      <text:p text:style-name="P1">Norsys : ESN 500 employés 8 agences</text:p>
      <text:p text:style-name="P3">groupe BPCE (assurance banques)</text:p>
      <text:p text:style-name="P4">Néo.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5:51:03.490726259</meta:creation-date>
    <dc:date>2018-12-15T19:09:42.125626890</dc:date>
    <meta:editing-duration>PT13M5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15" meta:character-count="88" meta:non-whitespace-character-count="77"/>
  </office:meta>
</office:document-meta>
</file>